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00000000780000004383247D8D6.png"/>
  <manifest:file-entry manifest:media-type="image/png" manifest:full-path="Pictures/100002010000006000000060E151869F.png"/>
  <manifest:file-entry manifest:media-type="image/png" manifest:full-path="Pictures/1000000000000780000004382196542F.png"/>
  <manifest:file-entry manifest:media-type="image/png" manifest:full-path="Pictures/100000000000014D0000012A0EDCF869.png"/>
  <manifest:file-entry manifest:media-type="image/png" manifest:full-path="Pictures/1000000000000129000001A91F600697.png"/>
  <manifest:file-entry manifest:media-type="image/png" manifest:full-path="Pictures/1000000000000147000001FEFB99DA6E.png"/>
  <manifest:file-entry manifest:media-type="image/png" manifest:full-path="Pictures/10000201000002810000010AAF050E94.png"/>
  <manifest:file-entry manifest:media-type="image/png" manifest:full-path="Pictures/1000020100000060000000605B6BA7F3.png"/>
  <manifest:file-entry manifest:media-type="image/png" manifest:full-path="Pictures/1000000000000141000001C00C3FCFD8.png"/>
  <manifest:file-entry manifest:media-type="image/png" manifest:full-path="Pictures/100000000000013B000001B88877AB45.png"/>
  <manifest:file-entry manifest:media-type="image/png" manifest:full-path="Pictures/100000000000012E000001B3096B784B.png"/>
  <manifest:file-entry manifest:media-type="image/png" manifest:full-path="Pictures/1000020100000036000000282D3E2BA4.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20100000060000000600AB48439.png"/>
  <manifest:file-entry manifest:media-type="image/png" manifest:full-path="Pictures/100002010000006000000060D40D7D80.pn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36000001C090FE4A7E.png"/>
  <manifest:file-entry manifest:media-type="image/png" manifest:full-path="Pictures/1000020100000297000000A3FE855F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6in" style:rel-column-width="8191*"/>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6in" style:rel-column-width="8191*"/>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6in" style:rel-column-width="8191*"/>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6in" style:rel-column-width="8191*"/>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6in" style:rel-column-width="8191*"/>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6in" style:rel-column-width="8191*"/>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6in" style:rel-column-width="8191*"/>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6in" style:rel-column-width="8191*"/>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6in" style:rel-column-width="8191*"/>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6in" style:rel-column-width="8191*"/>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6in" style:rel-column-width="8191*"/>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6in" style:rel-column-width="8191*"/>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6in" style:rel-column-width="8191*"/>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6in" style:rel-column-width="8191*"/>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fo:break-before="page"/>
    </style:style>
    <style:style style:name="P4" style:family="paragraph" style:parent-style-name="Text_20_body">
      <style:paragraph-properties fo:background-color="transparent">
        <style:background-image/>
      </style:paragraph-properties>
    </style:style>
    <style:style style:name="P5" style:family="paragraph" style:parent-style-name="Footer">
      <style:paragraph-properties fo:text-align="center" style:justify-single-word="false"/>
    </style:style>
    <style:style style:name="P6" style:family="paragraph">
      <style:paragraph-properties fo:break-before="page"/>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First_20_line_20_indent">
      <style:paragraph-properties fo:break-before="page"/>
    </style:style>
    <style:style style:name="P10" style:family="paragraph" style:parent-style-name="Walkthrough">
      <style:paragraph-properties fo:text-align="center" style:justify-single-word="false"/>
    </style:style>
    <style:style style:name="P11" style:family="paragraph" style:parent-style-name="Heading_20_2">
      <style:paragraph-properties fo:break-before="page"/>
    </style:style>
    <style:style style:name="P12" style:family="paragraph" style:parent-style-name="List_20_Indent" style:list-style-name="L1"/>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Heading_20_3">
      <style:paragraph-properties fo:background-color="#ff99cc">
        <style:background-image/>
      </style:paragraph-properties>
    </style:style>
    <style:style style:name="P15" style:family="paragraph" style:parent-style-name="Heading_20_3">
      <style:paragraph-properties fo:break-before="pag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background-color="#ff99cc">
        <style:background-image/>
      </style:paragraph-properties>
    </style:style>
    <style:style style:name="P18" style:family="paragraph" style:parent-style-name="Table_20_Contents">
      <style:paragraph-properties fo:text-align="center" style:justify-single-word="false" fo:background-color="#ff99cc">
        <style:background-image/>
      </style:paragraph-properties>
    </style:style>
    <style:style style:name="P19" style:family="paragraph" style:parent-style-name="Table_20_Contents">
      <style:paragraph-properties fo:text-align="start" style:justify-single-word="false" fo:background-color="#ff99cc">
        <style:background-image/>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roen P. Broks</text:p>
      <text:p text:style-name="P1"/>
      <text:p text:style-name="P1"/>
      <text:p text:style-name="P1"/>
      <text:p text:style-name="P1">The official guide through:</text:p>
      <text:p text:style-name="P1"/>
      <text:p text:style-name="P1"><draw:frame draw:style-name="fr1" draw:name="graphics1" text:anchor-type="paragraph" svg:width="6.9252in" svg:height="1.702in" draw:z-index="0"><draw:image xlink:href="Pictures/1000020100000297000000A3FE855F70.png" xlink:type="simple" xlink:show="embed" xlink:actuate="onLoad"/></draw:frame></text:p>
      <text:p text:style-name="P1"/>
      <text:p text:style-name="P1"/>
      <text:p text:style-name="P1"/>
      <text:p text:style-name="P1">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1"/>
      <text:p text:style-name="P1">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1"/>
      <text:p text:style-name="P1">When you are interested in translating this guide (or the game itself), please contact Jeroen P. Broks</text:p>
      <text:p text:style-name="P1"/>
      <text:p text:style-name="P1"/>
      <text:p text:style-name="P1"/>
      <text:p text:style-name="P1">DISCLAIMER: I will try to avoid spoilers, however I will NOT guarantee this guide is completely without them! So if you don't want the storyline spoiled, don't read further on than you need.</text:p>
      <text:p text:style-name="P1"/>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How to use this guide<text:tab/>3</text:p>
          <text:p text:style-name="P8">CHAPTER 1: THE DARK SERVANTS<text:tab/>7</text:p>
          <text:p text:style-name="P13">1.1 – Xenor Bushes (kid Irravonia)<text:tab/>8</text:p>
          <text:p text:style-name="P20">Boss Fight: Big Mama Slime<text:tab/>8</text:p>
          <text:p text:style-name="P13">1.2 - Xenor Bushes – West<text:tab/>9</text:p>
          <text:p text:style-name="P13">1.3 – Exams Ruins<text:tab/>10</text:p>
          <text:p text:style-name="P20">Boss Fight: Big Tiger<text:tab/>13</text:p>
          <text:p text:style-name="P13">1.4 – Xenor Bushes – North<text:tab/>14</text:p>
          <text:p text:style-name="P13">1.5 – The human city of Doubline<text:tab/>15</text:p>
          <text:p text:style-name="P13">1.6 – Queen Shanda's Dungeons<text:tab/>16</text:p>
          <text:p text:style-name="P20">Boss Fight: Jeracko – Round #1<text:tab/>20</text:p>
          <text:p text:style-name="P13">1.7 – Mysterious Crypt<text:tab/>21</text:p>
          <text:p text:style-name="P20">Boss fight: Big Scorpion<text:tab/>22</text:p>
          <text:p text:style-name="P13">1.8 – Weniaria's Temple<text:tab/>23</text:p>
          <text:p text:style-name="P20">Boss Fight – Shadow Sweeper<text:tab/>24</text:p>
          <text:p text:style-name="P13">1.9 – Zoraman Prison<text:tab/>25</text:p>
          <text:p text:style-name="P20">Boss Fight: Dark Servant<text:tab/>27</text:p>
          <text:p text:style-name="P8">CHAPTER 2: THE FOUR DRAGONS<text:tab/>28</text:p>
        </text:index-body>
      </text:table-of-content>
      <text:p text:style-name="P2"/>
      <text:h text:style-name="P7"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3">A door should have been opened now</text:span><text:span text:style-name="T6"><text:line-break/>Go through that door</text:span></text:p>
      <text:p text:style-name="Walkthrough"><text:span text:style-name="T6"/></text:p>
      <text:p text:style-name="Text_20_body"><text:span text:style-name="T6">So as you see, I'll do this acting by action, put every action on a new line, and whenever I am just giving extra information it will </text:span><text:span text:style-name="T4">be written in italic style</text:span><text:span text:style-name="T7">.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Walktrhough_20__28_Optional_29_"><text:span text:style-name="T7">Note: <text:tab/>It is possible you see parts of the actions I'm discussing on a light blue background, like you see here. That means that the part being discussed is entirely optional.</text:span></text:p>
      <text:p text:style-name="First_20_line_20_indent"><text:span text:style-name="T7"/></text:p>
      <text:p text:style-name="First_20_line_20_indent"><text:span text:style-name="T7">Lastly it may be possible I prefix an action with a name of one of the playable characters, like so:</text:span></text:p>
      <text:p text:style-name="Walkthrough"><text:span text:style-name="T7">001:<text:tab/>Walk to the table<text:line-break/>IRRAVONIA: Examine the stuff on the table</text:span></text:p>
      <text:p text:style-name="First_20_line_20_indent"><text:span text:style-name="T7">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span></text:p>
      <text:p text:style-name="First_20_line_20_indent"><text:span text:style-name="T7"/></text:p>
      <text:p text:style-name="First_20_line_20_indent"><text:span text:style-name="T7">One last thing are the roman numbers below all characters' faces on the status bar below:</text:span></text:p>
      <text:p text:style-name="Text_20_body"><draw:frame draw:style-name="fr1" draw:name="graphics3" text:anchor-type="paragraph" svg:width="6.9252in" svg:height="3.8953in" draw:z-index="2"><draw:image xlink:href="Pictures/1000000000000780000004382196542F.png" xlink:type="simple" xlink:show="embed" xlink:actuate="onLoad"/></draw:frame><text:soft-page-break/><text:span text:style-name="T7"/></text:p>
      <text:p text:style-name="First_20_line_20_indent"><text:span text:style-name="T7"><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span></text:p>
      <text:p text:style-name="First_20_line_20_indent"><text:span text:style-name="T7">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span></text:p>
      <text:p text:style-name="First_20_line_20_indent"><draw:frame draw:style-name="fr2" draw:name="graphics4" text:anchor-type="paragraph" svg:width="0.5626in" svg:height="0.4165in" draw:z-index="3"><draw:image xlink:href="Pictures/1000020100000036000000282D3E2BA4.png" xlink:type="simple" xlink:show="embed" xlink:actuate="onLoad"/></draw:frame><text:span text:style-name="T7"><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span></text:p>
      <text:p text:style-name="First_20_line_20_indent"><text:span text:style-name="T7">At the start of each level and boss fight, I will make a note of my own levels when I got there. There are not really recommendations, but rather a kind of references. If my levels are higher than your level </text:span><text:soft-page-break/><text:span text:style-name="T7">cap at that point, it simply means you missed some traveler's emblems. </text:span></text:p>
      <text:p text:style-name="First_20_line_20_indent"><text:span text:style-name="T7">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span></text:p>
      <text:p text:style-name="First_20_line_20_indent"><text:span text:style-name="T7"/></text:p>
      <text:p text:style-name="First_20_line_20_indent"><text:span text:style-name="T7"/></text:p>
      <text:p text:style-name="First_20_line_20_indent"><text:span text:style-name="T7">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span></text:p>
      <text:p text:style-name="First_20_line_20_indent"><text:span text:style-name="T7">There is of course, also “The True Abyss”, about which I will provide some information in a dedicated section.</text:span></text:p>
      <text:p text:style-name="First_20_line_20_indent"><text:span text:style-name="T7"/></text:p>
      <text:p text:style-name="First_20_line_20_indent"><text:span text:style-name="T7"/></text:p>
      <text:p text:style-name="First_20_line_20_indent"><text:span text:style-name="T7">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span></text:p>
      <text:p text:style-name="First_20_line_20_indent"><text:span text:style-name="T7"/></text:p>
      <text:p text:style-name="First_20_line_20_indent"><text:span text:style-name="T7">Well, talked enough already! LET'S GET READY TO RUMBLE!</text:span></text:p>
      <text:p text:style-name="P9"><text:span text:style-name="T7"/></text:p>
      <text:h text:style-name="Heading_20_1" text:outline-level="1"><text:span text:style-name="T7">CHAPTER 1: THE DARK SERVANTS</text:span></text:h>
      <text:p text:style-name="Text_20_body"><text:span text:style-name="T7"/></text:p>
      <text:p text:style-name="Text_20_body"><draw:frame draw:style-name="fr1" draw:name="graphics5" text:anchor-type="paragraph" svg:width="6.9252in" svg:height="2.8736in" draw:z-index="4"><draw:image xlink:href="Pictures/10000201000002810000010AAF050E94.png" xlink:type="simple" xlink:show="embed" xlink:actuate="onLoad"/></draw:frame><text:span text:style-name="T7"/></text:p>
      <text:p text:style-name="First_20_line_20_indent"><text:span text:style-name="T7">In this chapter you will see how Eric and Irravonia met each other and get to know a bit as well about Brendor and Seelah Gandra. This chapter is a kind of a prologue, although one mission will already contain vital clues for the rest of the story.</text:span></text:p>
      <text:p text:style-name="First_20_line_20_indent"><text:span text:style-name="T7"/></text:p>
      <text:p text:style-name="First_20_line_20_indent"><text:span text:style-name="T7">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span></text:p>
      <text:p text:style-name="First_20_line_20_indent"><text:span text:style-name="T7"/></text:p>
      <text:p text:style-name="First_20_line_20_indent"><text:span text:style-name="T7">Important is that this chapter follows a 'one-way' flow, meaning you cannot yet get back to locations you've visited before, like normal for an RPG game. You will however gain access to the world map as soon as this chapter ends, and then you'll finally get “free movement”.</text:span></text:p>
      <text:p text:style-name="First_20_line_20_indent"><text:span text:style-name="T7"/></text:p>
      <text:p text:style-name="First_20_line_20_indent"><text:span text:style-name="T7">The game will start when Irravonia tells a story about herself when she was a little girl. Well, let's get this show on the road, shall we?</text:span></text:p>
      <text:h text:style-name="P11" text:outline-level="2"><text:span text:style-name="T7">1.1 – Xenor Bushes (kid Irravonia)</text:span></text:h>
      <table:table table:name="Table1" table:style-name="Table1">
        <table:table-column table:style-name="Table1.A" table:number-columns-repeated="8"/>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6">I</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H2" office:value-type="string">
            <text:p text:style-name="P16"/>
          </table:table-cell>
        </table:table-row>
      </table:table>
      <text:p text:style-name="Text_20_body"><text:span text:style-name="T7"/></text:p>
      <text:p text:style-name="First_20_line_20_indent"><text:span text:style-name="T7">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span></text:p>
      <text:p text:style-name="First_20_line_20_indent"><text:span text:style-name="T7"/></text:p>
      <text:p text:style-name="First_20_line_20_indent"><text:span text:style-name="T7">At the end of the dungeon Irravonia will be attacked by some blue slimes, the number of them depends on your chosen difficulty, immediately after that fight Irravonia will meet the “Big Mama Slime”</text:span></text:p>
      <text:h text:style-name="P14" text:outline-level="3">Boss Fight: Big Mama Slime</text:h>
      <table:table table:name="Table2" table:style-name="Table2">
        <table:table-column table:style-name="Table2.A" table:number-columns-repeated="8"/>
        <table:table-row>
          <table:table-cell table:style-name="Table2.A1" office:value-type="string">
            <text:p text:style-name="P17"><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H1" office:value-type="string">
            <text:p text:style-name="P17"/>
          </table:table-cell>
        </table:table-row>
        <table:table-row>
          <table:table-cell table:style-name="Table2.A2" office:value-type="string">
            <text:p text:style-name="P18">I</text:p>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H2" office:value-type="string">
            <text:p text:style-name="P18"/>
          </table:table-cell>
        </table:table-row>
        <table:table-row>
          <table:table-cell table:style-name="Table2.H2" table:number-columns-spanned="8" office:value-type="string">
            <text:p text:style-name="P19">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4"><text:span text:style-name="T7"/></text:p>
      <text:p text:style-name="First_20_line_20_indent"><text:span text:style-name="T7">This will end this dungeon, follow the scenario and the game will continue in the next dungeon.</text:span></text:p>
      <text:h text:style-name="P11" text:outline-level="2"><text:span text:style-name="T7">1.2 - Xenor Bushes – West</text:span></text:h>
      <text:p text:style-name="Text_20_body"/>
      <table:table table:name="Table3" table:style-name="Table3">
        <table:table-column table:style-name="Table3.A" table:number-columns-repeated="8"/>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6">II</text:p>
          </table:table-cell>
          <table:table-cell table:style-name="Table3.A2" office:value-type="string">
            <text:p text:style-name="P16">I</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H2" office:value-type="string">
            <text:p text:style-name="P16"/>
          </table:table-cell>
        </table:table-row>
      </table:table>
      <text:p text:style-name="Text_20_body"><text:span text:style-name="T7"/></text:p>
      <text:p text:style-name="First_20_line_20_indent"><text:span text:style-name="T7">This is also only a small dungeon, so no need to go into the deep of all actions. Just make your way to the West and when you arrive there you'll automatically advance to the next dungeon.</text:span></text:p>
      <text:p text:style-name="First_20_line_20_indent"><text:span text:style-name="T7">Don't forget to pick up the traveler's emblem directly to the North as you start this dungeon.</text:span></text:p>
      <text:p text:style-name="List_20_Indent"><text:span text:style-name="T7"/></text:p>
      <text:p text:style-name="List_20_Indent"><text:span text:style-name="T7">A few notes:</text:span></text:p>
      <text:list xml:id="list5856000945962530339" text:style-name="L1">
        <text:list-item>
          <text:p text:style-name="P12"><text:span text:style-name="T7">Irravonia is now an adult Fairy and that means she now has access to her first spells. </text:span></text:p>
        </text:list-item>
        <text:list-item>
          <text:p text:style-name="P12"><text:span text:style-name="T7">She's also equipped now with a wand instead of a silly branch. The type of attack she does is really dependent on this.</text:span></text:p>
        </text:list-item>
        <text:list-item>
          <text:p text:style-name="P12"><text:span text:style-name="T7">Eric will normally always start one level higher than Irravonia.</text:span></text:p>
        </text:list-item>
      </text:list>
      <text:p text:style-name="List_20_Indent"><text:span text:style-name="T7"/></text:p>
      <text:p text:style-name="First_20_line_20_indent"><text:span text:style-name="T7">There are no boss fights in this dungeon, so this should be an easy passthrough.</text:span></text:p>
      <text:p text:style-name="First_20_line_20_indent"><text:span text:style-name="T7"/></text:p>
      <text:h text:style-name="P11" text:outline-level="2">1.3 – Exams Ruins</text:h>
      <table:table table:name="Table4" table:style-name="Table4">
        <table:table-column table:style-name="Table4.A" table:number-columns-repeated="8"/>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6">II</text:p>
          </table:table-cell>
          <table:table-cell table:style-name="Table4.A2" office:value-type="string">
            <text:p text:style-name="P16">VII</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H2" office:value-type="string">
            <text:p text:style-name="P16"/>
          </table:table-cell>
        </table:table-row>
      </table:table>
      <text:p text:style-name="Text_20_body"><text:span text:style-name="T7"/></text:p>
      <text:p text:style-name="First_20_line_20_indent"><text:span text:style-name="T7">This is the first serious dungeon of the game, and in which I'll give some point wise guidelines as will be the standard for most of this guide. Since only Eric and Rebecca are being tested in this exam, Irravonia is not available during the course of this dungeon.</text:span></text:p>
      <text:p text:style-name="First_20_line_20_indent"><text:span text:style-name="T7">Examiner Zack will explain your task. Open the door up front by finding the switch in the back of the dungeon, and fight the monster behind it, needless to say it's a boss, and yes, this time you must win the fight.</text:span></text:p>
      <text:p text:style-name="First_20_line_20_indent"><text:span text:style-name="T7"/></text:p>
      <text:p text:style-name="First_20_line_20_indent"><text:span text:style-name="T7">Rebecca will always start five levels higher than Eric (as a kind of indicator she outclasses him as a warrior) even when her level tops the current level cap in the process. This is also the first dungeon in which the traveler's emblem has been hidden in a secret room. </text:span></text:p>
      <text:p text:style-name="First_20_line_20_indent"><text:span text:style-name="T7"/></text:p>
      <text:p text:style-name="First_20_line_20_indent"><text:span text:style-name="T7">Well, as soon as the game gives you control over your heroes, let's get this show on the road.</text:span></text:p>
      <text:p text:style-name="First_20_line_20_indent"><text:span text:style-name="T7"/></text:p>
      <text:p text:style-name="Walkthrough"><text:span text:style-name="T7">001:<text:tab/></text:span><text:span text:style-name="T4">Now it doesn't really matter which of the open doors you take, but to make things easier on me, I chose the left one.</text:span><text:span text:style-name="T7"><text:line-break/>Exit through the left door North</text:span></text:p>
      <text:p text:style-name="Walktrhough_20__28_Optional_29_"><text:span text:style-name="T7">002:<text:tab/>To the east there's a secret passage. If you go in there you'll find the traveler's emblem</text:span></text:p>
      <text:p text:style-name="Walkthrough"><text:span text:style-name="T7"><text:tab/>Exit North </text:span><text:span text:style-name="T4">(you can examine the swords if you like, but your heroes will only say that they are too old to do anything with).</text:span></text:p>
      <text:p text:style-name="Walkthrough"><text:span text:style-name="T7">003:<text:tab/>Exit North</text:span></text:p>
      <text:p text:style-name="Walkthrough"><text:span text:style-name="T7">005:<text:tab/>You can save your game if you desire and move on to the next room, North</text:span></text:p>
      <text:p text:style-name="Walkthrough"><text:span text:style-name="T7">006:<text:tab/></text:span><text:span text:style-name="T4">Now you'll be in a puzzle room. There are six possible solutions, but which solution is correct depends on the number imprinted on the plaque on the North wall.</text:span></text:p>
      <text:p text:style-name="Walkthrough"><text:span text:style-name="T7"><text:tab/>So read that plaque first</text:span></text:p>
      <table:table table:name="Table5" table:style-name="Table5">
        <table:table-column table:style-name="Table5.A" table:number-columns-repeated="2"/>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2"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ext:soft-page-break/>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2"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2"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oft-page-break/><text:span text:style-name="T7"><text:tab/></text:span><text:span text:style-name="T4">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Walkthrough"><text:span text:style-name="T7"><text:tab/>Exit North</text:span></text:p>
      <text:p text:style-name="Walkthrough"><text:span text:style-name="T7">007:<text:tab/>Flip the switch. This will open the door in area 001.</text:span></text:p>
      <text:p text:style-name="Walktrhough_20__28_Optional_29_"><text:span text:style-name="T7"><text:tab/>Both to the left and the right of the switch are secret passages leading to one big room together where (depending on the difficulty you chose) can be a lot of treasure.</text:span></text:p>
      <text:p text:style-name="Walkthrough"><text:span text:style-name="T7"><text:tab/>Exit South x3</text:span></text:p>
      <text:p text:style-name="Walkthrough"><text:span text:style-name="T7">003:<text:tab/></text:span><text:span text:style-name="T4">Once again, it doesn't really matter if you take the left or the right exit to the south. I picked the right this time.</text:span></text:p>
      <text:p text:style-name="Walkthrough"><text:span text:style-name="T7"><text:tab/>Exit South through the most right exit</text:span></text:p>
      <text:p text:style-name="Walktrhough_20__28_Optional_29_"><text:span text:style-name="T7">004<text:tab/>There's a secret passage directly to the East leading to treasure, in case you need it.</text:span></text:p>
      <text:p text:style-name="Walkthrough"><text:span text:style-name="T7"><text:tab/>Exit South</text:span></text:p>
      <text:p text:style-name="Walkthrough"><text:span text:style-name="T7">001<text:tab/>Hit the middle door North, which should be open now</text:span></text:p>
      <text:p text:style-name="Walkthrough"><text:span text:style-name="T7">008:<text:tab/>Fight the boss</text:span></text:p>
      <text:h text:style-name="Heading_20_3" text:outline-level="3">Boss Fight: Big Tiger</text:h>
      <table:table table:name="Table6" table:style-name="Table6">
        <table:table-column table:style-name="Table6.A" table:number-columns-repeated="8"/>
        <table:table-row>
          <table:table-cell table:style-name="Table6.A1" office:value-type="string">
            <text:p text:style-name="P17"><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17"><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cell table:style-name="Table6.H1" office:value-type="string">
            <text:p text:style-name="P17"/>
          </table:table-cell>
        </table:table-row>
        <table:table-row>
          <table:table-cell table:style-name="Table6.A2" office:value-type="string">
            <text:p text:style-name="P18">III</text:p>
          </table:table-cell>
          <table:table-cell table:style-name="Table6.A2" office:value-type="string">
            <text:p text:style-name="P18">VII</text:p>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H2" office:value-type="string">
            <text:p text:style-name="P18"/>
          </table:table-cell>
        </table:table-row>
        <table:table-row>
          <table:table-cell table:style-name="Table6.H2" table:number-columns-spanned="8" office:value-type="string">
            <text:p text:style-name="P19">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4"><text:span text:style-name="T7"/></text:p>
      <text:p text:style-name="First_20_line_20_indent"><text:span text:style-name="T7">Well if you won this fight you win this dungeon and go on to the next, hey, way to go there 😉</text:span></text:p>
      <text:p text:style-name="First_20_line_20_indent"><text:span text:style-name="T7"/></text:p>
      <text:h text:style-name="P11" text:outline-level="2"><text:span text:style-name="T7">1.4 – Xenor Bushes – North</text:span></text:h>
      <text:p text:style-name="Text_20_body"/>
      <table:table table:name="Table7" table:style-name="Table7">
        <table:table-column table:style-name="Table7.A" table:number-columns-repeated="8"/>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16">IV</text:p>
          </table:table-cell>
          <table:table-cell table:style-name="Table7.A2" office:value-type="string">
            <text:p text:style-name="P16">II</text:p>
          </table:table-cell>
          <table:table-cell table:style-name="Table7.A2" office:value-type="string">
            <text:p text:style-name="P16">VIII</text:p>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H2" office:value-type="string">
            <text:p text:style-name="P16"/>
          </table:table-cell>
        </table:table-row>
      </table:table>
      <text:p text:style-name="Text_20_body"><text:span text:style-name="T7"/></text:p>
      <text:p text:style-name="First_20_line_20_indent"><text:span text:style-name="T7">I don't really have to go into the deep of this, as all you need to do is make your way all the way North until you reach Doubline, and this dungeon is very very short and doesn't contain any bosses at all. </text:span></text:p>
      <text:p text:style-name="First_20_line_20_indent"><text:span text:style-name="T7"/></text:p>
      <text:p text:style-name="First_20_line_20_indent"><text:span text:style-name="T7">Of course, don't forget to take the traveler's emblem located on the small island here. </text:span></text:p>
      <text:p text:style-name="First_20_line_20_indent"><text:span text:style-name="T7"/></text:p>
      <text:p text:style-name="First_20_line_20_indent"><text:span text:style-name="T7">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span></text:p>
      <text:p text:style-name="First_20_line_20_indent"><text:span text:style-name="T7"/></text:p>
      <text:p text:style-name="First_20_line_20_indent"><text:span text:style-name="T7"/></text:p>
      <text:h text:style-name="P11" text:outline-level="2">1.5 – The human city of Doubline</text:h>
      <table:table table:name="Table8" table:style-name="Table8">
        <table:table-column table:style-name="Table8.A" table:number-columns-repeated="8"/>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16">V</text:p>
          </table:table-cell>
          <table:table-cell table:style-name="Table8.A2" office:value-type="string">
            <text:p text:style-name="P16">III</text:p>
          </table:table-cell>
          <table:table-cell table:style-name="Table8.A2" office:value-type="string">
            <text:p text:style-name="P16">VIII</text:p>
          </table:table-cell>
          <table:table-cell table:style-name="Table8.A2" office:value-type="string">
            <text:p text:style-name="P16"/>
          </table:table-cell>
          <table:table-cell table:style-name="Table8.A2" office:value-type="string">
            <text:p text:style-name="P16"/>
          </table:table-cell>
          <table:table-cell table:style-name="Table8.A2" office:value-type="string">
            <text:p text:style-name="P16"/>
          </table:table-cell>
          <table:table-cell table:style-name="Table8.A2" office:value-type="string">
            <text:p text:style-name="P16"/>
          </table:table-cell>
          <table:table-cell table:style-name="Table8.H2" office:value-type="string">
            <text:p text:style-name="P16"/>
          </table:table-cell>
        </table:table-row>
      </table:table>
      <text:p text:style-name="Text_20_body"><text:span text:style-name="T7"/></text:p>
      <text:p text:style-name="First_20_line_20_indent"><text:span text:style-name="T7">Welcome to the first city you will be able to pass through as you are on your quest. Mind the girl with the er... sexy clothes. She is a merchant can can sell you nice items you may need on the road. Other than that there's not much to do here yet.</text:span></text:p>
      <text:p text:style-name="First_20_line_20_indent"><text:span text:style-name="T7"/></text:p>
      <text:p text:style-name="First_20_line_20_indent"><text:span text:style-name="T7">When you are ready to move on and to complete the mission the “Queen of the Forgotten Realm” has in store for you, speak to the man (Arjan) to the west of town and he will bring you to the castle of the queen, and from there you can go to the dungeons.</text:span></text:p>
      <text:h text:style-name="P11" text:outline-level="2">1.6 – Queen Shanda's Dungeons</text:h>
      <table:table table:name="Table9" table:style-name="Table9">
        <table:table-column table:style-name="Table9.A" table:number-columns-repeated="8"/>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16">V</text:p>
          </table:table-cell>
          <table:table-cell table:style-name="Table9.A2" office:value-type="string">
            <text:p text:style-name="P16">III</text:p>
          </table:table-cell>
          <table:table-cell table:style-name="Table9.A2" office:value-type="string">
            <text:p text:style-name="P16">VIII</text:p>
          </table:table-cell>
          <table:table-cell table:style-name="Table9.A2" office:value-type="string">
            <text:p text:style-name="P16">XV</text:p>
          </table:table-cell>
          <table:table-cell table:style-name="Table9.A2" office:value-type="string">
            <text:p text:style-name="P16"/>
          </table:table-cell>
          <table:table-cell table:style-name="Table9.A2" office:value-type="string">
            <text:p text:style-name="P16"/>
          </table:table-cell>
          <table:table-cell table:style-name="Table9.A2" office:value-type="string">
            <text:p text:style-name="P16"/>
          </table:table-cell>
          <table:table-cell table:style-name="Table9.H2" office:value-type="string">
            <text:p text:style-name="P16"/>
          </table:table-cell>
        </table:table-row>
      </table:table>
      <text:p text:style-name="Text_20_body"><text:span text:style-name="T7"/></text:p>
      <text:p text:style-name="First_20_line_20_indent"><text:span text:style-name="T7">This is a one-time dungeon. You cannot leave it until it's been completed, and once completed you can never come back here. During your stay here you'll also have company of Queen Shanda, but she will leave the party permanently once you completed this mission.</text:span></text:p>
      <text:p text:style-name="First_20_line_20_indent"><text:span text:style-name="T7"/></text:p>
      <text:p text:style-name="First_20_line_20_indent"><text:span text:style-name="T7">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span></text:p>
      <text:p text:style-name="First_20_line_20_indent"><text:span text:style-name="T7">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span></text:p>
      <text:p text:style-name="First_20_line_20_indent"><text:span text:style-name="T7"/></text:p>
      <text:p text:style-name="First_20_line_20_indent"><text:span text:style-name="T7">Well let's just get this show on the road.</text:span></text:p>
      <text:p text:style-name="First_20_line_20_indent"><text:span text:style-name="T7"/></text:p>
      <text:p text:style-name="Walkthrough"><text:span text:style-name="T7">001: <text:tab/>Exit South</text:span></text:p>
      <text:p text:style-name="Walkthrough"><text:span text:style-name="T7">002: <text:tab/>Make your way South</text:span></text:p>
      <text:p text:style-name="Walkthrough"><text:span text:style-name="T7"><text:tab/>At the end go East</text:span></text:p>
      <text:p text:style-name="Walkthrough"><text:span text:style-name="T7"><text:tab/>And at the end North</text:span></text:p>
      <text:p text:style-name="Walkthrough"><text:span text:style-name="T7"><text:tab/>At the end of this route exit North</text:span></text:p>
      <text:p text:style-name="Walkthrough"><draw:frame draw:style-name="fr4" draw:name="graphics30" text:anchor-type="paragraph" svg:width="6.9252in" svg:height="3.8953in" draw:z-index="29"><draw:image xlink:href="Pictures/1000000000000780000004383247D8D6.png" xlink:type="simple" xlink:show="embed" xlink:actuate="onLoad"/></draw:frame><text:soft-page-break/><text:span text:style-name="T7"/></text:p>
      <text:p text:style-name="Walkthrough"><text:span text:style-name="T7">003:<text:tab/></text:span><text:span text:style-name="T4">Upon arrival here you will get explained how Irravonia can fly over small gaps.</text:span><text:span text:style-name="T7"><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7">004:<text:tab/></text:span><text:span text:style-name="T4">You can see the traveler's emblem here. Because this is a one-time dungeon, picking it up is mandatory. </text:span><text:span text:style-name="T7"><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Walkthrough"><text:span text:style-name="T7">005:<text:tab/>Save the game if you desire and hit the most western stairway</text:span></text:p>
      <text:p text:style-name="Walkthrough"><text:span text:style-name="T7">006:<text:tab/></text:span><text:span text:style-name="T4">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Walkthrough"><text:span text:style-name="T7"><text:tab/>IRRAVONIA: Fly South</text:span></text:p>
      <text:p text:style-name="Walkthrough"><text:span text:style-name="T7"><text:tab/>IRRAVONIA: Fly West </text:span></text:p>
      <text:p text:style-name="Walkthrough"><text:soft-page-break/><text:span text:style-name="T7"><text:tab/>IRRAVONIA: Fly South</text:span></text:p>
      <text:p text:style-name="Walkthrough"><text:span text:style-name="T7"><text:tab/>Move all the way South</text:span></text:p>
      <text:p text:style-name="Walkthrough"><text:span text:style-name="T7"><text:tab/>IRRAVONIA: Fly East x3</text:span></text:p>
      <text:p text:style-name="Walkthrough"><text:span text:style-name="T7"><text:tab/>Move all the way East</text:span></text:p>
      <text:p text:style-name="Walkthrough"><text:span text:style-name="T7"><text:tab/>IRRAVONIA: Fly North x2</text:span></text:p>
      <text:p text:style-name="Walkthrough"><text:span text:style-name="T7"><text:tab/>IRRAVONIA: Fly West</text:span></text:p>
      <text:p text:style-name="Walkthrough"><text:span text:style-name="T7"><text:tab/>IRRAVONIA: Fly North</text:span></text:p>
      <text:p text:style-name="Walkthrough"><text:span text:style-name="T7"><text:tab/>Exit North</text:span></text:p>
      <text:p text:style-name="Walkthrough"><text:span text:style-name="T7">007:<text:tab/></text:span><text:span text:style-name="T4">Another one of this kind, but no matter, it shouldn't be that hard, trust me!</text:span></text:p>
      <text:p text:style-name="Walkthrough"><draw:frame draw:style-name="fr2" draw:name="graphics31" text:anchor-type="paragraph" svg:width="3.4689in" svg:height="3.1043in" draw:z-index="30"><draw:image xlink:href="Pictures/100000000000014D0000012A0EDCF869.png" xlink:type="simple" xlink:show="embed" xlink:actuate="onLoad"/></draw:frame><text:span text:style-name="T7"><text:tab/>Move to the position were I placed Irravonia in the screenshot above.</text:span></text:p>
      <text:p text:style-name="Walkthrough"><text:span text:style-name="T7"><text:tab/></text:span></text:p>
      <text:p text:style-name="P10"><text:soft-page-break/><text:span text:style-name="T7"><draw:frame draw:style-name="fr5" draw:name="graphics32" text:anchor-type="as-char" svg:width="2.6043in" svg:height="3.5634in" draw:z-index="31"><draw:image xlink:href="Pictures/10000000000000FA000001561BA45301.png" xlink:type="simple" xlink:show="embed" xlink:actuate="onLoad"/></draw:frame></text:span></text:p>
      <text:p text:style-name="Walkthrough"><text:span text:style-name="T7"><text:tab/>IRRAVONIA: From this position, fly South</text:span></text:p>
      <text:p text:style-name="Walkthrough"><text:span text:style-name="T7"><text:tab/>IRRAVONIA: It doesn't matter if you do it from the Northern or Southern way, just fly West</text:span></text:p>
      <text:p text:style-name="Walkthrough"><text:span text:style-name="T7"><text:tab/>IRRAVONIA: Fly West</text:span></text:p>
      <text:p text:style-name="Walkthrough"><text:span text:style-name="T7"><text:tab/>Go all the way South</text:span></text:p>
      <text:p text:style-name="Walkthrough"><text:span text:style-name="T7"><text:tab/>IRRAVONIA: Fly South</text:span></text:p>
      <text:p text:style-name="Walkthrough"><text:span text:style-name="T7"><text:tab/>Go all the way East</text:span></text:p>
      <text:p text:style-name="Walkthrough"><text:span text:style-name="T7"><text:tab/>IRRAVONIA: And fly South from there</text:span></text:p>
      <text:p text:style-name="Walkthrough"><text:span text:style-name="T7"><text:tab/>Walk all the way East</text:span></text:p>
      <text:p text:style-name="Walkthrough"><text:span text:style-name="T7"><text:tab/>IRRAVONIA: Fly North</text:span></text:p>
      <text:p text:style-name="Walkthrough"><text:span text:style-name="T7"><text:tab/>IRRAVONIA: Fly East</text:span></text:p>
      <text:p text:style-name="Walkthrough"><text:span text:style-name="T7"><text:tab/>Go all the way North</text:span></text:p>
      <text:p text:style-name="Walkthrough"><text:span text:style-name="T7"><text:tab/>IRRAVONIA: Fly WEST (not North, although it may look tempting if you don't look well)</text:span></text:p>
      <text:p text:style-name="Walkthrough"><text:span text:style-name="T7"><text:tab/>IRRAVONIA: Fly North and exit North</text:span></text:p>
      <text:p text:style-name="Walkthrough"><text:span text:style-name="T7">008:<text:tab/>Save if you want (I recommend you to) and hit the next stairway</text:span></text:p>
      <text:p text:style-name="Walkthrough"><text:span text:style-name="T7"/></text:p>
      <text:h text:style-name="P15" text:outline-level="3">Boss Fight: Jeracko – Round #1</text:h>
      <table:table table:name="Table10" table:style-name="Table10">
        <table:table-column table:style-name="Table10.A" table:number-columns-repeated="8"/>
        <table:table-row>
          <table:table-cell table:style-name="Table10.A1" office:value-type="string">
            <text:p text:style-name="P17"><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17"><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17"><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17"><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H1" office:value-type="string">
            <text:p text:style-name="P17"/>
          </table:table-cell>
        </table:table-row>
        <table:table-row>
          <table:table-cell table:style-name="Table10.A2" office:value-type="string">
            <text:p text:style-name="P18">X</text:p>
          </table:table-cell>
          <table:table-cell table:style-name="Table10.A2" office:value-type="string">
            <text:p text:style-name="P18">IX</text:p>
          </table:table-cell>
          <table:table-cell table:style-name="Table10.A2" office:value-type="string">
            <text:p text:style-name="P18">XI</text:p>
          </table:table-cell>
          <table:table-cell table:style-name="Table10.A2" office:value-type="string">
            <text:p text:style-name="P18">XV</text:p>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cell table:style-name="Table10.H2" office:value-type="string">
            <text:p text:style-name="P18"/>
          </table:table-cell>
        </table:table-row>
        <table:table-row>
          <table:table-cell table:style-name="Table10.H2" table:number-columns-spanned="8" office:value-type="string">
            <text:p text:style-name="P19">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19">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4"><text:span text:style-name="T7"/></text:p>
      <text:p text:style-name="First_20_line_20_indent"><text:span text:style-name="T7">With defeating Jeracko this dungeon is completed. That also means that Shanda will now leave the party forever. </text:span></text:p>
      <text:h text:style-name="P11" text:outline-level="2"><text:span text:style-name="T7">1.7 – Mysterious Crypt</text:span></text:h>
      <table:table table:name="Table11" table:style-name="Table11">
        <table:table-column table:style-name="Table11.A" table:number-columns-repeated="8"/>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16">XXXVIII</text:p>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H2" office:value-type="string">
            <text:p text:style-name="P16"/>
          </table:table-cell>
        </table:table-row>
      </table:table>
      <text:p text:style-name="Text_20_body"><text:span text:style-name="T7"/></text:p>
      <text:p text:style-name="First_20_line_20_indent"><text:span text:style-name="T7">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span></text:p>
      <text:p text:style-name="Walkthrough"><text:span text:style-name="T7">000: <text:tab/>Make your way north</text:span></text:p>
      <text:p text:style-name="Walkthrough"><text:span text:style-name="T7"><text:tab/>The man here is a merchant. Buy stuff if you need to</text:span></text:p>
      <text:p text:style-name="Walkthrough"><text:span text:style-name="T7"><text:tab/>Exit North</text:span></text:p>
      <text:p text:style-name="Walkthrough"><text:span text:style-name="T7">001:<text:tab/></text:span><text:span text:style-name="T4">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Walkthrough"><text:span text:style-name="T7"><text:tab/>Exit North</text:span></text:p>
      <text:p text:style-name="Walkthrough"><text:span text:style-name="T7">002:<text:tab/>Go East, at the end South, and you'll see the stairs... Hit them</text:span></text:p>
      <text:p text:style-name="Walkthrough"><text:span text:style-name="T7">003:<text:tab/></text:span><text:span text:style-name="T4">You can see three plaques here. They all contain a part of the riddle you need to solve later in this place. If you want to give this riddle a try without using this guide, I'd say read them first!</text:span></text:p>
      <text:p text:style-name="Walkthrough"><text:span text:style-name="T4"><text:tab/></text:span><text:span text:style-name="T7">When you are ready hid the stairs down</text:span></text:p>
      <text:p text:style-name="Walkthrough"><text:span text:style-name="T7">004:<text:tab/>Walk to the cracked wall up North, </text:span><text:span text:style-name="T4">and you'll get a little tutorial about how Brendor can break weak walls.</text:span></text:p>
      <text:p text:style-name="Walkthrough"><text:span text:style-name="T7"><text:tab/>Click the shield with the Hammer on the screen and Brendor will do so (that is, if he's close enough to the cracked wall).</text:span></text:p>
      <text:p text:style-name="Walkthrough"><text:span text:style-name="T7"><text:tab/>Exit North</text:span></text:p>
      <text:p text:style-name="Walktrhough_20__28_Optional_29_"><text:span text:style-name="T7">005:<text:tab/>Break the wall to reveal a savespot and save the game if you want</text:span></text:p>
      <text:p text:style-name="Walkthrough"><text:span text:style-name="T7"><text:tab/>Attack the boss.</text:span></text:p>
      <text:h text:style-name="P15" text:outline-level="3"><text:span text:style-name="T7">Boss fight: Big Scorpion</text:span></text:h>
      <table:table table:name="Table12" table:style-name="Table12">
        <table:table-column table:style-name="Table12.A" table:number-columns-repeated="8"/>
        <table:table-row>
          <table:table-cell table:style-name="Table12.A1" office:value-type="string">
            <text:p text:style-name="P17"><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17"/>
          </table:table-cell>
          <table:table-cell table:style-name="Table12.A1" office:value-type="string">
            <text:p text:style-name="P17"/>
          </table:table-cell>
          <table:table-cell table:style-name="Table12.A1" office:value-type="string">
            <text:p text:style-name="P17"/>
          </table:table-cell>
          <table:table-cell table:style-name="Table12.A1" office:value-type="string">
            <text:p text:style-name="P17"/>
          </table:table-cell>
          <table:table-cell table:style-name="Table12.A1" office:value-type="string">
            <text:p text:style-name="P17"/>
          </table:table-cell>
          <table:table-cell table:style-name="Table12.A1" office:value-type="string">
            <text:p text:style-name="P17"/>
          </table:table-cell>
          <table:table-cell table:style-name="Table12.H1" office:value-type="string">
            <text:p text:style-name="P17"/>
          </table:table-cell>
        </table:table-row>
        <table:table-row>
          <table:table-cell table:style-name="Table12.A2" office:value-type="string">
            <text:p text:style-name="P18">XXXVIII</text:p>
          </table:table-cell>
          <table:table-cell table:style-name="Table12.A2" office:value-type="string">
            <text:p text:style-name="P18"/>
          </table:table-cell>
          <table:table-cell table:style-name="Table12.A2" office:value-type="string">
            <text:p text:style-name="P18"/>
          </table:table-cell>
          <table:table-cell table:style-name="Table12.A2" office:value-type="string">
            <text:p text:style-name="P18"/>
          </table:table-cell>
          <table:table-cell table:style-name="Table12.A2" office:value-type="string">
            <text:p text:style-name="P18"/>
          </table:table-cell>
          <table:table-cell table:style-name="Table12.A2" office:value-type="string">
            <text:p text:style-name="P18"/>
          </table:table-cell>
          <table:table-cell table:style-name="Table12.A2" office:value-type="string">
            <text:p text:style-name="P18"/>
          </table:table-cell>
          <table:table-cell table:style-name="Table12.H2" office:value-type="string">
            <text:p text:style-name="P18"/>
          </table:table-cell>
        </table:table-row>
        <table:table-row>
          <table:table-cell table:style-name="Table12.H2" table:number-columns-spanned="8" office:value-type="string">
            <text:p text:style-name="P19">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3">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6"><text:tab/>Flip the 3</text:span><text:span text:style-name="T2">rd</text:span><text:span text:style-name="T6"> switch from the left</text:span></text:p>
      <text:p text:style-name="Walkthrough"><text:span text:style-name="T6"><text:tab/>Hit the stairs most east</text:span></text:p>
      <text:p text:style-name="Walkthrough"><text:span text:style-name="T6">008:<text:tab/>Walk to the rubble to end this dungeon.</text:span></text:p>
      <text:p text:style-name="Walkthrough"><text:span text:style-name="T6"/></text:p>
      <text:h text:style-name="P11" text:outline-level="2"><text:span text:style-name="T6">1.8 – Weniaria's Temple</text:span></text:h>
      <text:p text:style-name="Text_20_body"><text:span text:style-name="T6"/></text:p>
      <table:table table:name="Table13" table:style-name="Table13">
        <table:table-column table:style-name="Table13.A" table:number-columns-repeated="8"/>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16">XX</text:p>
          </table:table-cell>
          <table:table-cell table:style-name="Table13.A2" office:value-type="string">
            <text:p text:style-name="P16">XXXVIII</text:p>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H2" office:value-type="string">
            <text:p text:style-name="P16"/>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15" text:outline-level="3">Boss Fight – Shadow Sweeper</text:h>
      <table:table table:name="Table14" table:style-name="Table14">
        <table:table-column table:style-name="Table14.A" table:number-columns-repeated="8"/>
        <table:table-row>
          <table:table-cell table:style-name="Table14.A1" office:value-type="string">
            <text:p text:style-name="P17"><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17"><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17"/>
          </table:table-cell>
          <table:table-cell table:style-name="Table14.A1" office:value-type="string">
            <text:p text:style-name="P17"/>
          </table:table-cell>
          <table:table-cell table:style-name="Table14.A1" office:value-type="string">
            <text:p text:style-name="P17"/>
          </table:table-cell>
          <table:table-cell table:style-name="Table14.A1" office:value-type="string">
            <text:p text:style-name="P17"/>
          </table:table-cell>
          <table:table-cell table:style-name="Table14.A1" office:value-type="string">
            <text:p text:style-name="P17"/>
          </table:table-cell>
          <table:table-cell table:style-name="Table14.H1" office:value-type="string">
            <text:p text:style-name="P17"/>
          </table:table-cell>
        </table:table-row>
        <table:table-row>
          <table:table-cell table:style-name="Table14.A2" office:value-type="string">
            <text:p text:style-name="P18">XXIII</text:p>
          </table:table-cell>
          <table:table-cell table:style-name="Table14.A2" office:value-type="string">
            <text:p text:style-name="P18">XXXVIII</text:p>
          </table:table-cell>
          <table:table-cell table:style-name="Table14.A2" office:value-type="string">
            <text:p text:style-name="P18"/>
          </table:table-cell>
          <table:table-cell table:style-name="Table14.A2" office:value-type="string">
            <text:p text:style-name="P18"/>
          </table:table-cell>
          <table:table-cell table:style-name="Table14.A2" office:value-type="string">
            <text:p text:style-name="P18"/>
          </table:table-cell>
          <table:table-cell table:style-name="Table14.A2" office:value-type="string">
            <text:p text:style-name="P18"/>
          </table:table-cell>
          <table:table-cell table:style-name="Table14.A2" office:value-type="string">
            <text:p text:style-name="P18"/>
          </table:table-cell>
          <table:table-cell table:style-name="Table14.H2" office:value-type="string">
            <text:p text:style-name="P18"/>
          </table:table-cell>
        </table:table-row>
        <table:table-row>
          <table:table-cell table:style-name="Table14.H2" table:number-columns-spanned="8" office:value-type="string">
            <text:p text:style-name="P19">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19">Now this guy doesn't seem aware of its undead status and desperately try to heal itself (which is a bit of a hint to the negative effect of healing on undead enemies).</text:p>
            <text:p text:style-name="P19"/>
            <text:p text:style-name="P19">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11" text:outline-level="2">1.9 – Zoraman Prison</text:h>
      <text:p text:style-name="Text_20_body"/>
      <table:table table:name="Table15" table:style-name="Table15">
        <table:table-column table:style-name="Table15.A" table:number-columns-repeated="8"/>
        <table:table-row>
          <table:table-cell table:style-name="Table15.A1" office:value-type="string">
            <text:p text:style-name="Table_20_Contents"><draw:frame draw:style-name="fr3"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16">XI</text:p>
          </table:table-cell>
          <table:table-cell table:style-name="Table15.A2" office:value-type="string">
            <text:p text:style-name="P16">X</text:p>
          </table:table-cell>
          <table:table-cell table:style-name="Table15.A2" office:value-type="string">
            <text:p text:style-name="P16">XXXVIII</text:p>
          </table:table-cell>
          <table:table-cell table:style-name="Table15.A2" office:value-type="string">
            <text:p text:style-name="P16">XXIII</text:p>
          </table:table-cell>
          <table:table-cell table:style-name="Table15.A2" office:value-type="string">
            <text:p text:style-name="P16">XIII</text:p>
          </table:table-cell>
          <table:table-cell table:style-name="Table15.A2" office:value-type="string">
            <text:p text:style-name="P16"/>
          </table:table-cell>
          <table:table-cell table:style-name="Table15.A2" office:value-type="string">
            <text:p text:style-name="P16"/>
          </table:table-cell>
          <table:table-cell table:style-name="Table15.H2" office:value-type="string">
            <text:p text:style-name="P16"/>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3">Technically more ways to do this, but this is the way way </text:span><text:span text:style-name="T5">I</text:span><text:span text:style-name="T4"> took!</text:span></text:p>
      <text:p text:style-name="Walkthrough"><text:span text:style-name="T7"><text:tab/>East</text:span></text:p>
      <text:p text:style-name="Walkthrough"><text:span text:style-name="T7"><text:tab/>South</text:span></text:p>
      <text:p text:style-name="Walktrhough_20__28_Optional_29_"><text:span text:style-name="T7"><text:tab/>West and hit the door north</text:span></text:p>
      <text:p text:style-name="Walktrhough_20__28_Optional_29_"><text:span text:style-name="T7"><text:tab/>IRRAVONIA: Fly over the gap</text:span></text:p>
      <text:p text:style-name="Walktrhough_20__28_Optional_29_"><text:span text:style-name="T7"><text:tab/>Grab the traveler's emblem</text:span></text:p>
      <text:p text:style-name="Walktrhough_20__28_Optional_29_"><text:span text:style-name="T7"><text:tab/>IRRAVONIA: And fly back to make your way back to the corridor</text:span></text:p>
      <text:p text:style-name="Walktrhough_20__28_Optional_29_"><text:span text:style-name="T7"><text:tab/>East</text:span></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3">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3"><text:tab/></text:span><text:span text:style-name="T6">Save the game if you desire and hit the stairway down</text:span></text:p>
      <text:p text:style-name="Walkthrough"><text:span text:style-name="T6">000:<text:tab/>Go south and the hooded child will stop you and fight you.</text:span></text:p>
      <text:h text:style-name="Heading_20_3" text:outline-level="3"><text:span text:style-name="T6"/></text:h>
      <text:h text:style-name="P15" text:outline-level="3"><text:span text:style-name="T6">Boss Fight: Dark Servant</text:span></text:h>
      <text:p text:style-name="Walkthrough"><text:tab/></text:p>
      <table:table table:name="Table16" table:style-name="Table16">
        <table:table-column table:style-name="Table16.A" table:number-columns-repeated="8"/>
        <table:table-row>
          <table:table-cell table:style-name="Table16.A1" office:value-type="string">
            <text:p text:style-name="P17"><draw:frame draw:style-name="fr3"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17"><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18"><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17"><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17"><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17"/>
          </table:table-cell>
          <table:table-cell table:style-name="Table16.A1" office:value-type="string">
            <text:p text:style-name="P17"/>
          </table:table-cell>
          <table:table-cell table:style-name="Table16.H1" office:value-type="string">
            <text:p text:style-name="P17"/>
          </table:table-cell>
        </table:table-row>
        <table:table-row>
          <table:table-cell table:style-name="Table16.A2" office:value-type="string">
            <text:p text:style-name="P18">XIV</text:p>
          </table:table-cell>
          <table:table-cell table:style-name="Table16.A2" office:value-type="string">
            <text:p text:style-name="P18">XIII</text:p>
          </table:table-cell>
          <table:table-cell table:style-name="Table16.A2" office:value-type="string">
            <text:p text:style-name="P18">XXXVIII</text:p>
          </table:table-cell>
          <table:table-cell table:style-name="Table16.A2" office:value-type="string">
            <text:p text:style-name="P18">XXV</text:p>
          </table:table-cell>
          <table:table-cell table:style-name="Table16.A2" office:value-type="string">
            <text:p text:style-name="P18">XVI</text:p>
          </table:table-cell>
          <table:table-cell table:style-name="Table16.A2" office:value-type="string">
            <text:p text:style-name="P18"/>
          </table:table-cell>
          <table:table-cell table:style-name="Table16.A2" office:value-type="string">
            <text:p text:style-name="P18"/>
          </table:table-cell>
          <table:table-cell table:style-name="Table16.H2" office:value-type="string">
            <text:p text:style-name="P18"/>
          </table:table-cell>
        </table:table-row>
        <table:table-row>
          <table:table-cell table:style-name="Table16.H2" table:number-columns-spanned="8" office:value-type="string">
            <text:p text:style-name="P19">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7"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3">will</text:span><text:span text:style-name="T6"> make the introduction halfway this chapter in the story line, but neither of them will join the party, yet. </text:span></text:p>
      <text:p text:style-name="First_20_line_20_indent"><text:span text:style-name="T6"/></text:p>
      <text:p text:style-name="First_20_line_20_indent"><text:span text:style-name="T6">Like the name says, this chapter is about dragons. They are friendly and will unlock Eric's ability, allowing him to do magic for the remainder of the ga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2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04T02:35:40.21</dc:date>
    <dc:creator>Jeroen Broks</dc:creator>
    <meta:editing-duration>PT14H17M21S</meta:editing-duration>
    <meta:editing-cycles>39</meta:editing-cycles>
    <meta:generator>OpenOffice/4.1.8$Win32 OpenOffice.org_project/418m3$Build-9803</meta:generator>
    <meta:document-statistic meta:table-count="16" meta:image-count="53" meta:object-count="0" meta:page-count="28" meta:paragraph-count="283" meta:word-count="5043" meta:character-count="26593"/>
  </office:meta>
</office:document-meta>
</file>